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8d986"/>
    </style:style>
    <style:style style:name="P2" style:family="paragraph" style:parent-style-name="Footer">
      <style:text-properties officeooo:rsid="001b694b" officeooo:paragraph-rsid="00199879"/>
    </style:style>
    <style:style style:name="P3" style:family="paragraph" style:parent-style-name="Text_20_body">
      <style:text-properties officeooo:paragraph-rsid="00199879"/>
    </style:style>
    <style:style style:name="P4" style:family="paragraph" style:parent-style-name="Text_20_body">
      <style:paragraph-properties fo:break-before="page"/>
    </style:style>
    <style:style style:name="P5" style:family="paragraph" style:parent-style-name="Text_20_body">
      <style:paragraph-properties fo:break-before="page"/>
      <style:text-properties officeooo:paragraph-rsid="00199879"/>
    </style:style>
    <style:style style:name="T1" style:family="text">
      <style:text-properties officeooo:rsid="00172f13"/>
    </style:style>
    <style:style style:name="T2" style:family="text">
      <style:text-properties officeooo:rsid="0019987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sando la máquina virtual de Ubuntu, abre un terminal y escribe los comandos que te permitan realizar las siguientes acciones <text:span text:style-name="T1">(SOLUCIÓN)</text:span>:</text:h>
      <text:p text:style-name="Text_20_body"/>
      <text:p text:style-name="Text_20_body">1. Crea un archivo de tamaño 0</text:p>
      <text:p text:style-name="Preformatted_20_Text">touch arch_tam0</text:p>
      <text:p text:style-name="Text_20_body">2. Listar todos los archivos del directorio bin.</text:p>
      <text:p text:style-name="Preformatted_20_Text">ls /bin</text:p>
      <text:p text:style-name="Text_20_body">3. Listar todos los archivos del directorio etc que empiecen por t en orden inverso.</text:p>
      <text:p text:style-name="Preformatted_20_Text">ls /etc/t* -r</text:p>
      <text:p text:style-name="Preformatted_20_Text">ls –r /etc | grep ^t</text:p>
      <text:p text:style-name="Text_20_body">4. Listar todos los archivos del directorio dev que empiecen por tty y tengan 5 caracteres.</text:p>
      <text:p text:style-name="Preformatted_20_Text">ls /dev/tty??</text:p>
      <text:p text:style-name="Text_20_body">5. Listar todos los archivos del directorio dev que empiecen por tty y acaben en 1,2,3 ó 4.</text:p>
      <text:p text:style-name="Preformatted_20_Text">ls /dev/tty[1,2,3,4]</text:p>
      <text:p text:style-name="Preformatted_20_Text">ls /dev/tty[1-4]</text:p>
      <text:p text:style-name="Preformatted_20_Text">ls /dev/tty*[1-4]</text:p>
      <text:p text:style-name="Text_20_body">6. Listar todos los archivos, incluidos los ocultos, del directorio raíz.</text:p>
      <text:p text:style-name="Preformatted_20_Text">ls -la /</text:p>
      <text:p text:style-name="Text_20_body">7. Listar todos los archivos del directorio etc que no empiecen por t.</text:p>
      <text:p text:style-name="Preformatted_20_Text">ls -I “t*” /etc</text:p>
      <text:p text:style-name="Preformatted_20_Text">ls --ignore=t* /etc</text:p>
      <text:p text:style-name="Text_20_body">8. Listar todos los archivos del directorio usr y sus subdirectorios.</text:p>
      <text:p text:style-name="Preformatted_20_Text">ls -R /usr</text:p>
      <text:p text:style-name="Text_20_body">9. Cambiarse al directorio tmp y verificarlo.</text:p>
      <text:p text:style-name="Preformatted_20_Text">cd /tmp</text:p>
      <text:p text:style-name="Preformatted_20_Text">pwd</text:p>
      <text:p text:style-name="P3"/>
      <text:p text:style-name="P5">10. Mostrar el día y la hora actual.</text:p>
      <text:p text:style-name="Preformatted_20_Text">date</text:p>
      <text:p text:style-name="Text_20_body">11. Con un solo comando posicionarse en el directorio $HOME y verificarlo.</text:p>
      <text:p text:style-name="Preformatted_20_Text">cd</text:p>
      <text:p text:style-name="Preformatted_20_Text">pwd</text:p>
      <text:p text:style-name="Text_20_body">12. Crear los directorios dir1, dir2 y dir3 en el directorio PRUEBA. Dentro de dir1 crear el directorio dir11. Dentro del directorio dir3 crear el directorio dir31. Dentro del directorio dir31, crear los directorios dir311 y dir312.</text:p>
      <text:p text:style-name="Preformatted_20_Text">cd</text:p>
      <text:p text:style-name="Preformatted_20_Text">mkdir PRUEBA</text:p>
      <text:p text:style-name="Preformatted_20_Text">mkdir dir1 &amp; mkdir dir2 &amp; mkdir dir3</text:p>
      <text:p text:style-name="Preformatted_20_Text">mkdir dir1/dir11 &amp; mkdir dir3/dir31</text:p>
      <text:p text:style-name="Preformatted_20_Text">mkdir dir31/dir311 &amp; mkdir dir31/dir312</text:p>
      <text:p text:style-name="Text_20_body">13. Copiar un archivo /etc/motd a un archivo llamado mensaje de vuestro directorio PRUEBA.</text:p>
      <text:p text:style-name="Preformatted_20_Text">cp /etc/motd /home/usuario/PRUEBA/mensaje</text:p>
      <text:p text:style-name="Text_20_body">14. Copiar mensaje en dir1 <text:span text:style-name="T1">y</text:span> dir2, y verificarlo.</text:p>
      <text:p text:style-name="Preformatted_20_Text">cp mensaje <text:span text:style-name="T1">~</text:span>/PRUEBA/dir1 &amp; cp mensaje <text:span text:style-name="T1">~</text:span>/PRUEBA/dir2</text:p>
      <text:p text:style-name="Preformatted_20_Text">ls -R /PRUEBA</text:p>
      <text:p text:style-name="Text_20_body">15. Copiar en el directorio dir311 los archivos de /bin que tengan una a como segunda letra y su nombre tenga cuatro letras.</text:p>
      <text:p text:style-name="Preformatted_20_Text">cp /bin/?[a]?? /home/usuario/PRUEBA/dir3/dir311</text:p>
      <text:p text:style-name="Text_20_body">16. Mover el directorio dir31 y sus subdirectorios debajo de dir2.</text:p>
      <text:p text:style-name="Preformatted_20_Text">mv –r ~/PRUEBA/dir3/dir31 ~/PRUEBA/dir2/</text:p>
      <text:p text:style-name="Text_20_body">17. Mostrar por pantalla los archivos ordinarios del directorio HOME y sus subdirectorios.</text:p>
      <text:p text:style-name="Preformatted_20_Text">ls -R /home</text:p>
      <text:p text:style-name="Text_20_body">18. Ocultar el archivo mensaje del directorio dir3.</text:p>
      <text:p text:style-name="Preformatted_20_Text">mv /home/usuario/PRUEBA/dir3/mensaje /home/usuario/PRUEBA/dir3/.mensaje</text:p>
      <text:p text:style-name="Text_20_body"/>
      <text:p text:style-name="P4">19.Borrar los archivos y directorios de dir1, incluido el propio directorio.</text:p>
      <text:p text:style-name="Preformatted_20_Text">rm -rf /home/usuario/PRUEBA/dir1</text:p>
      <text:p text:style-name="Preformatted_20_Text">rm -R dir1</text:p>
      <text:p text:style-name="Text_20_body">20. Copiar al directorio dir312 los ficheros del directorio /dev que empiecen por t, acaben en una letra que vaya de la a a la b y tengan cinco letras en su nombre.</text:p>
      <text:p text:style-name="Preformatted_20_Text">cp /dev/t???[a-b] /home/usuario/PRUEBA/dir3/dir312</text:p>
      <text:p text:style-name="Text_20_body">21. Mover el directorio dir312 debajo de dir3.</text:p>
      <text:p text:style-name="Preformatted_20_Text">mv /home/usuario/PRUEBA/dir3/dir31/dir312 /home/usuario/PRUEBA/dir3/dir312</text:p>
      <text:p text:style-name="Text_20_body">22. Crear un enlace simbólico al directorio dir1 dentro del directorio dir3 llamado enlacedir1.</text:p>
      <text:p text:style-name="Preformatted_20_Text">ln -s /home/usuario/PRUEBA/dir1 /home/usuario/PRUEBA/dir3/enlacedir1</text:p>
      <text:p text:style-name="Text_20_body">23. Utilizando el enlace enlacedir1 copiar los archivos que empiecen por u del directorio /bin en directorio nuevo1.</text:p>
      <text:p text:style-name="Preformatted_20_Text">cp /bin/u* enlacedir1/nuevo1/</text:p>
      <text:p text:style-name="Preformatted_20_Text">ls /bin/u* &gt; cp /home/usuario/PRUEBA/dir3/enlacedir1</text:p>
      <text:p text:style-name="Text_20_body">24. Crear un enlace simbólico (llamado enlafich1) a un fichero enlace de dir2 en dir1.</text:p>
      <text:p text:style-name="Preformatted_20_Text">ln -s /home/usuario/PRUEBA/dir2/enlace /home/usuario/PRUEBA/dir1/enlacefich1</text:p>
      <text:p text:style-name="Text_20_body">25. Posicionarse en dir1 y, mediante el enlace enlafich1 copiar el archivo fichl dentro de dir311.</text:p>
      <text:p text:style-name="Preformatted_20_Text">cp ../fich1 enlafich1/dir31/dir311</text:p>
      <text:p text:style-name="Text_20_body">26. Seguir en dir1 y, mediante el enlace enlafich1, sacar por pantalla las líneas que tiene el archivo fich1.</text:p>
      <text:p text:style-name="Preformatted_20_Text">cd /home/usuario/PRUEBA/dir1</text:p>
      <text:p text:style-name="Preformatted_20_Text">cat enlacefich1</text:p>
      <text:p text:style-name="Text_20_body">27. Borrar todos los archivos y directorios creados en el directorio PRUEBA.</text:p>
      <text:p text:style-name="Preformatted_20_Text">rm -R PRUEBA</text:p>
      <text:p text:style-name="Text_20_body">28. Crear el directorio dir2 y dir3 en el directorio PRUEBA.</text:p>
      <text:p text:style-name="Preformatted_20_Text">mkdir /home/usuario/PRUEBA/dir2 &amp; mkdir /home/usuario/PRUEBA/dir3</text:p>
      <text:p text:style-name="Text_20_body">29. Eliminar todos los permisos de escritura (propietario, grupo, otros) del directorio dir2.</text:p>
      <text:p text:style-name="Preformatted_20_Text">chmod u-w,g-w,a-w /home/usuario/PRUEBA/dir2</text:p>
      <text:p text:style-name="Text_20_body"><text:soft-page-break/>30. Cambiar el directorio actual al directorio dir3, y crear cuatro nuevos directorios llamados dira, dirb, dirc, y dird bajo el directorio actual.</text:p>
      <text:p text:style-name="Preformatted_20_Text">mkdir dira &amp; mkdir dirb &amp; mkdir dirc</text:p>
      <text:p text:style-name="Text_20_body">31. Comprobar los permisos de acceso de los directorios recién creados.</text:p>
      <text:p text:style-name="Preformatted_20_Text">ls -la</text:p>
      <text:p text:style-name="Text_20_body">32. Crear el fichero uno. Quitarle todos los permisos de lectura. Comprobarlo. Intentar borrar dicho fichero.</text:p>
      <text:p text:style-name="Preformatted_20_Text">touch uno</text:p>
      <text:p text:style-name="Preformatted_20_Text">chmod u-r,g-r,a-r uno</text:p>
      <text:p text:style-name="Preformatted_20_Text">ls -l uno</text:p>
      <text:p text:style-name="Preformatted_20_Text">rm uno</text:p>
      <text:p text:style-name="P1">33. Crear en el directorio actual un directorio carpeta1 con los tres permisos para el propietario, dentro de él fich1 con lectura y escritura para todos y fich2 con lectura y escritura para el propietario y solo lectura para el resto. El directorio carpeta2 con todos los permisos para el propietario y lectura y ejecución para los del mismo grupo. Dentro file1 con lectura y escritura para el propietario y los del grupo y file2 con los mismos para el propietario y solo lectura para el grupo.</text:p>
      <text:p text:style-name="Preformatted_20_Text">mkdir carpeta1</text:p>
      <text:p text:style-name="Preformatted_20_Text">chmod u+rwx</text:p>
      <text:p text:style-name="Preformatted_20_Text">mkdir carpeta2</text:p>
      <text:p text:style-name="Preformatted_20_Text">chmod u+rwx g+rx</text:p>
      <text:p text:style-name="Preformatted_20_Text">touch carpeta1/fich1</text:p>
      <text:p text:style-name="Preformatted_20_Text">chmod +rw carpeta1/fich1</text:p>
      <text:p text:style-name="Preformatted_20_Text">touch carpeta1/fich2</text:p>
      <text:p text:style-name="Preformatted_20_Text">chmod u+rw o+wx</text:p>
      <text:p text:style-name="Preformatted_20_Text">touch carpeta2/file2</text:p>
      <text:p text:style-name="Preformatted_20_Text">chmod u+rwx g+r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loext:graphic-properties draw:fill="solid" draw:fill-color="#eeeeee" draw:fill-image-width="0cm" draw:fill-image-height="0cm"/>
      <style:paragraph-properties fo:margin-left="0.4cm" fo:margin-right="0cm" fo:margin-top="0cm" fo:margin-bottom="0.25cm" loext:contextual-spacing="false" fo:text-indent="0cm" style:auto-text-indent="false" fo:background-color="#eeeeee" fo:padding="0.199cm" fo:border="0.06pt solid #000000" style:shadow="non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b694b" officeooo:paragraph-rsid="00199879"/>
    </style:style>
    <style:style style:name="MT1" style:family="text">
      <style:text-properties officeooo:rsid="0019987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Ejercicios comandos Linux - <text:span text:style-name="MT1">Solución</text:span><text:tab/><text:tab/>Página <text:page-number text:select-page="current">2</text:page-number> de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2:13:11.011813977</meta:creation-date>
    <dc:date>2016-10-31T13:34:05.840572328</dc:date>
    <meta:editing-duration>PT11M26S</meta:editing-duration>
    <meta:editing-cycles>6</meta:editing-cycles>
    <meta:generator>LibreOffice/5.1.4.2$Linux_X86_64 LibreOffice_project/10m0$Build-2</meta:generator>
    <meta:document-statistic meta:table-count="0" meta:image-count="0" meta:object-count="0" meta:page-count="4" meta:paragraph-count="94" meta:word-count="756" meta:character-count="4877" meta:non-whitespace-character-count="4215"/>
  </office:meta>
</office:document-meta>
</file>